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6cm" fo:min-width="4.306cm"/>
    </style:style>
    <style:style style:name="gr2" style:family="graphic" style:parent-style-name="standard">
      <style:graphic-properties draw:textarea-horizontal-align="justify" draw:textarea-vertical-align="middle" draw:auto-grow-height="false" fo:min-height="1.104cm" fo:min-width="6.654cm"/>
    </style:style>
    <style:style style:name="gr3" style:family="graphic" style:parent-style-name="standard">
      <style:graphic-properties draw:textarea-horizontal-align="justify" draw:textarea-vertical-align="middle" draw:auto-grow-height="false" fo:min-height="0.834cm" fo:min-width="3.684cm"/>
    </style:style>
    <style:style style:name="gr4" style:family="graphic" style:parent-style-name="standard">
      <style:graphic-properties draw:textarea-horizontal-align="justify" draw:textarea-vertical-align="middle" draw:auto-grow-height="false" fo:min-height="0.744cm" fo:min-width="3.394cm"/>
    </style:style>
    <style:style style:name="gr5" style:family="graphic" style:parent-style-name="standard">
      <style:graphic-properties draw:textarea-horizontal-align="justify" draw:textarea-vertical-align="middle" draw:auto-grow-height="false" fo:min-height="0.654cm" fo:min-width="8.104cm"/>
    </style:style>
    <style:style style:name="gr6" style:family="graphic" style:parent-style-name="standard">
      <style:graphic-properties draw:textarea-horizontal-align="justify" draw:textarea-vertical-align="middle" draw:auto-grow-height="false" fo:min-height="0.744cm" fo:min-width="4.394cm"/>
    </style:style>
    <style:style style:name="gr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5cm" fo:min-width="0.6cm"/>
    </style:style>
    <style:style style:name="gr1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564cm" fo:min-width="4.414cm"/>
    </style:style>
    <style:style style:name="gr13" style:family="graphic" style:parent-style-name="standard">
      <style:graphic-properties draw:textarea-horizontal-align="justify" draw:textarea-vertical-align="middle" draw:auto-grow-height="false" fo:min-height="1.104cm" fo:min-width="5.454cm"/>
    </style:style>
    <style:style style:name="gr14" style:family="graphic" style:parent-style-name="standard">
      <style:graphic-properties draw:textarea-horizontal-align="justify" draw:textarea-vertical-align="middle" draw:auto-grow-height="false" fo:min-height="1.376cm" fo:min-width="3.426cm"/>
    </style:style>
    <style:style style:name="gr15" style:family="graphic" style:parent-style-name="standard">
      <style:graphic-properties draw:textarea-horizontal-align="justify" draw:textarea-vertical-align="middle" draw:auto-grow-height="false" fo:min-height="1.35cm" fo:min-width="13.9cm"/>
    </style:style>
    <style:style style:name="gr16" style:family="graphic" style:parent-style-name="objectwithoutfill">
      <style:graphic-properties draw:stroke="dash" draw:stroke-dash="Fine_20_Dashed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6" draw:id="id6" draw:layer="layout" svg:width="5cm" svg:height="2cm" svg:x="6.9cm" svg:y="10.6cm">
          <text:p text:style-name="P1">Función de </text:p>
          <text:p text:style-name="P1">even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7.3cm" svg:height="1.5cm" svg:x="15.6cm" svg:y="9.5cm">
          <text:p text:style-name="P1">Controlador </text:p>
          <text:p text:style-name="P1">basado en eventos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4.3cm" svg:height="1.2cm" svg:x="26cm" svg:y="9.6cm">
          <text:p text:style-name="P1">Sistem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" draw:id="id3" draw:layer="layout" svg:width="4cm" svg:height="1.1cm" svg:x="33.5cm" svg:y="9.6cm">
          <text:p text:style-name="P1">Sali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5" draw:id="id5" draw:layer="layout" svg:width="8.7cm" svg:height="1cm" svg:x="19.4cm" svg:y="13.1cm">
          <text:p text:style-name="P1">Sistema de medi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" draw:id="id4" draw:layer="layout" svg:width="5cm" svg:height="1.1cm" svg:x="25.6cm" svg:y="6.8cm">
          <text:p text:style-name="P1">Perturba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line" svg:x1="22.9cm" svg:y1="10.25cm" svg:x2="26cm" svg:y2="10.2cm" draw:start-shape="id1" draw:start-glue-point="1" draw:end-shape="id2" draw:end-glue-point="3" svg:d="M22900 10250l3100-50" svg:viewBox="0 0 3101 51">
          <text:p/>
        </draw:connector>
        <draw:connector draw:style-name="gr7" draw:text-style-name="P2" draw:layer="layout" draw:type="line" svg:x1="30.3cm" svg:y1="10.2cm" svg:x2="33.5cm" svg:y2="10.15cm" draw:start-shape="id2" draw:start-glue-point="1" draw:end-shape="id3" draw:end-glue-point="3" svg:d="M30300 10200l3200-50" svg:viewBox="0 0 3201 51">
          <text:p/>
        </draw:connector>
        <draw:connector draw:style-name="gr7" draw:text-style-name="P2" draw:layer="layout" draw:type="line" svg:x1="28.1cm" svg:y1="7.9cm" svg:x2="28.15cm" svg:y2="9.6cm" draw:start-shape="id4" draw:start-glue-point="2" draw:end-shape="id2" draw:end-glue-point="0" svg:d="M28100 7900l50 1700" svg:viewBox="0 0 51 1701">
          <text:p/>
        </draw:connector>
        <draw:connector draw:style-name="gr7" draw:text-style-name="P2" draw:layer="layout" draw:line-skew="0.898cm" svg:x1="30.3cm" svg:y1="10.2cm" svg:x2="28.1cm" svg:y2="13.6cm" draw:start-shape="id2" draw:start-glue-point="1" draw:end-shape="id5" draw:end-glue-point="1" svg:d="M30300 10200h1400v3400h-3600" svg:viewBox="0 0 3601 3401">
          <text:p/>
        </draw:connector>
        <draw:connector draw:style-name="gr8" draw:text-style-name="P2" draw:layer="layout" draw:line-skew="-1.299cm" svg:x1="19.4cm" svg:y1="13.6cm" svg:x2="15.6cm" svg:y2="10.25cm" draw:start-shape="id5" draw:start-glue-point="3" draw:end-shape="id1" draw:end-glue-point="3" svg:d="M19400 13600h-5600v-3350h1800" svg:viewBox="0 0 5601 3351">
          <text:p/>
        </draw:connector>
        <draw:custom-shape draw:style-name="gr9" draw:text-style-name="P3" draw:layer="layout" svg:width="1.1cm" svg:height="1.2cm" draw:transform="rotate (0.0698131700797732) translate (13.2cm 10.877cm)">
          <text:p/>
          <draw:enhanced-geometry svg:viewBox="0 0 21600 21600" draw:type="rectangle" draw:enhanced-path="M 0 0 L 21600 0 21600 21600 0 21600 0 0 Z N"/>
        </draw:custom-shape>
        <draw:line draw:style-name="gr10" draw:text-style-name="P2" xml:id="id7" draw:id="id7" draw:layer="layout" svg:x1="12.861cm" svg:y1="11.08cm" svg:x2="13.78cm" svg:y2="11.999cm">
          <text:p/>
        </draw:line>
        <draw:connector draw:style-name="gr11" draw:text-style-name="P2" draw:layer="layout" draw:type="line" svg:x1="6.9cm" svg:y1="11.6cm" svg:x2="6.9cm" svg:y2="11.6cm" draw:start-shape="id6" draw:start-glue-point="3" draw:end-shape="id6" draw:end-glue-point="3" svg:d="M6900 11600z" svg:viewBox="0 0 1 1">
          <text:p/>
        </draw:connector>
        <draw:custom-shape draw:style-name="gr12" draw:text-style-name="P1" xml:id="id8" draw:id="id8" draw:layer="layout" svg:width="5cm" svg:height="0.9cm" svg:x="19.4cm" svg:y="14.7cm">
          <text:p text:style-name="P1">Referenci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type="line" svg:x1="11.9cm" svg:y1="11.6cm" svg:x2="12.861cm" svg:y2="11.539cm" draw:start-shape="id6" draw:start-glue-point="1" draw:end-shape="id7" draw:end-glue-point="3" svg:d="M11900 11600l961-61" svg:viewBox="0 0 962 62">
          <text:p/>
        </draw:connector>
        <draw:connector draw:style-name="gr8" draw:text-style-name="P2" draw:layer="layout" svg:x1="19.4cm" svg:y1="13.6cm" svg:x2="9.4cm" svg:y2="12.6cm" draw:start-shape="id5" draw:start-glue-point="3" draw:end-shape="id6" draw:end-glue-point="2" svg:d="M19400 13600h-10000v-1000" svg:viewBox="0 0 10001 1001">
          <text:p/>
        </draw:connector>
        <draw:connector draw:style-name="gr8" draw:text-style-name="P2" draw:layer="layout" svg:x1="19.4cm" svg:y1="15.15cm" svg:x2="9.4cm" svg:y2="12.6cm" draw:start-shape="id8" draw:start-glue-point="3" draw:end-shape="id6" draw:end-glue-point="2" svg:d="M19400 15150h-10000v-2550" svg:viewBox="0 0 10001 2551">
          <text:p/>
        </draw:connector>
      </draw:page>
      <draw:page draw:name="page2" draw:style-name="dp1" draw:master-page-name="Predeterminado">
        <draw:custom-shape draw:style-name="gr1" draw:text-style-name="P1" xml:id="id12" draw:id="id12" draw:layer="layout" svg:width="5cm" svg:height="2cm" svg:x="14.1cm" svg:y="12.4cm">
          <text:p text:style-name="P1">Función de </text:p>
          <text:p text:style-name="P1">even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6.1cm" svg:height="1.5cm" svg:x="14.6cm" svg:y="21.6cm">
          <text:p text:style-name="P1">Controlador </text:p>
          <text:p text:style-name="P1">basado en eventos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9" draw:id="id9" draw:layer="layout" svg:width="4.3cm" svg:height="1.2cm" svg:x="15.6cm" svg:y="6.2cm">
          <text:p text:style-name="P1">Sistem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0" draw:id="id10" draw:layer="layout" svg:width="4cm" svg:height="1.1cm" svg:x="24.5cm" svg:y="6.2cm">
          <text:p text:style-name="P1">Sali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xml:id="id13" draw:id="id13" draw:layer="layout" svg:width="4.1cm" svg:height="1.8cm" svg:x="20.1cm" svg:y="9.1cm">
          <text:p text:style-name="P1">Sistema de </text:p>
          <text:p text:style-name="P1">medi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5cm" svg:height="1.1cm" svg:x="15.2cm" svg:y="3.4cm">
          <text:p text:style-name="P1">Perturba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line" svg:x1="19.9cm" svg:y1="6.8cm" svg:x2="24.5cm" svg:y2="6.75cm" draw:start-shape="id9" draw:start-glue-point="1" draw:end-shape="id10" draw:end-glue-point="3" svg:d="M19900 6800l4600-50" svg:viewBox="0 0 4601 51">
          <text:p/>
        </draw:connector>
        <draw:connector draw:style-name="gr7" draw:text-style-name="P2" draw:layer="layout" draw:type="line" svg:x1="17.7cm" svg:y1="4.5cm" svg:x2="17.75cm" svg:y2="6.2cm" draw:start-shape="id11" draw:start-glue-point="2" draw:end-shape="id9" draw:end-glue-point="0" svg:d="M17700 4500l50 1700" svg:viewBox="0 0 51 1701">
          <text:p/>
        </draw:connector>
        <draw:line draw:style-name="gr10" draw:text-style-name="P2" draw:layer="layout" svg:x1="21.161cm" svg:y1="12.88cm" svg:x2="22.08cm" svg:y2="13.799cm">
          <text:p/>
        </draw:line>
        <draw:connector draw:style-name="gr11" draw:text-style-name="P2" draw:layer="layout" draw:type="line" svg:x1="14.1cm" svg:y1="13.4cm" svg:x2="14.1cm" svg:y2="13.4cm" draw:start-shape="id12" draw:start-glue-point="3" draw:end-shape="id12" draw:end-glue-point="3" svg:d="M14100 13400z" svg:viewBox="0 0 1 1">
          <text:p/>
        </draw:connector>
        <draw:custom-shape draw:style-name="gr15" draw:text-style-name="P1" draw:layer="layout" svg:width="14.4cm" svg:height="1.6cm" svg:x="10.2cm" svg:y="17cm">
          <text:p text:style-name="P1">Red de comunicación 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9.9cm" svg:y1="6.8cm" svg:x2="22.15cm" svg:y2="9.1cm" draw:start-shape="id9" draw:start-glue-point="1" draw:end-shape="id13" svg:d="M19900 6800h2250v2300" svg:viewBox="0 0 2251 2301">
          <text:p/>
        </draw:connector>
        <draw:line draw:style-name="gr10" draw:text-style-name="P2" draw:layer="layout" svg:x1="22.1cm" svg:y1="10.9cm" svg:x2="22.1cm" svg:y2="12.7cm">
          <text:p/>
        </draw:line>
        <draw:line draw:style-name="gr16" draw:text-style-name="P2" draw:layer="layout" svg:x1="22.1cm" svg:y1="13.8cm" svg:x2="22.1cm" svg:y2="17cm">
          <text:p/>
        </draw:line>
        <draw:line draw:style-name="gr8" draw:text-style-name="P2" draw:layer="layout" svg:x1="19.1cm" svg:y1="13.3cm" svg:x2="21.4cm" svg:y2="13.3cm">
          <text:p/>
        </draw:line>
        <draw:line draw:style-name="gr17" draw:text-style-name="P2" draw:layer="layout" svg:x1="22.2cm" svg:y1="18.6cm" svg:x2="22.2cm" svg:y2="22.3cm">
          <text:p/>
        </draw:line>
        <draw:line draw:style-name="gr16" draw:text-style-name="P2" draw:layer="layout" svg:x1="22.2cm" svg:y1="22.4cm" svg:x2="20.7cm" svg:y2="22.4cm">
          <text:p/>
        </draw:line>
        <draw:line draw:style-name="gr17" draw:text-style-name="P2" draw:layer="layout" svg:x1="14.6cm" svg:y1="22.4cm" svg:x2="12.5cm" svg:y2="22.4cm">
          <text:p/>
        </draw:line>
        <draw:line draw:style-name="gr16" draw:text-style-name="P2" draw:layer="layout" svg:x1="12.5cm" svg:y1="22.4cm" svg:x2="12.5cm" svg:y2="18.6cm">
          <text:p/>
        </draw:line>
        <draw:line draw:style-name="gr17" draw:text-style-name="P2" draw:layer="layout" svg:x1="12.5cm" svg:y1="17cm" svg:x2="12.5cm" svg:y2="6.8cm">
          <text:p/>
        </draw:line>
        <draw:line draw:style-name="gr16" draw:text-style-name="P2" draw:layer="layout" svg:x1="12.6cm" svg:y1="6.8cm" svg:x2="15.6cm" svg:y2="6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22:42:04.011000000</meta:creation-date>
    <dc:date>2017-08-09T22:59:31.874000000</dc:date>
    <meta:editing-duration>PT48M7S</meta:editing-duration>
    <meta:editing-cycles>6</meta:editing-cycles>
    <meta:generator>LibreOffice/5.4.0.3$Windows_X86_64 LibreOffice_project/7556cbc6811c9d992f4064ab9287069087d7f62c</meta:generator>
    <meta:document-statistic meta:object-count="39"/>
  </office:meta>
</office:document-meta>
</file>